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6-26" calcext:value-type="date">
            <text:p>26/06/2025</text:p>
          </table:table-cell>
          <table:table-cell table:style-name="ce50" table:formula="of:=[.C11]-[.F11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8-01" calcext:value-type="date">
            <text:p>01/08/2025</text:p>
          </table:table-cell>
          <table:table-cell table:style-name="ce50" table:formula="of:=[.C12]-[.F1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03" calcext:value-type="date">
            <text:p>03/09/2025</text:p>
          </table:table-cell>
          <table:table-cell table:style-name="ce50" table:formula="of:=[.C13]-[.F1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4]-[.F14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4])" office:value-type="float" office:value="100" calcext:value-type="float">
            <text:p>1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03:52.759825900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03:52.769143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17T09:04:22.891696300</dc:date>
    <dc:language>pt-PT</dc:language>
    <meta:editing-cycles>595</meta:editing-cycles>
    <meta:editing-duration>P3DT2H24M59S</meta:editing-duration>
    <meta:print-date>2019-10-03T14:53:22.911000000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